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ltiplexing – Sharing a circuit</text:p>
      <text:p text:style-name="Standard"><text:tab/>TDM - Time Domain M.</text:p>
      <text:p text:style-name="Standard"><text:tab/><text:tab/>“round robin” taking turns.</text:p>
      <text:p text:style-name="Standard"><text:tab/>FDM – Frequency Division</text:p>
      <text:p text:style-name="Standard"/>
      <text:p text:style-name="Standard">Side note:</text:p>
      <text:p text:style-name="Standard"><text:tab/>K means 1024 (in memory)</text:p>
      <text:p text:style-name="Standard"><text:tab/>K means 1000 (in network transmission)</text:p>
      <text:p text:style-name="Standard"><text:tab/>M means 2^20 (in memory)</text:p>
      <text:p text:style-name="Standard"><text:tab/>M means 1,000,000 (in network transmission)</text:p>
      <text:p text:style-name="Standard"><text:tab/></text:p>
      <text:p text:style-name="Standard"><text:tab/>b = bits</text:p>
      <text:p text:style-name="Standard"><text:tab/>B = bytes</text:p>
      <text:p text:style-name="Standard"><text:tab/><text:tab/>8 bits / byte</text:p>
      <text:p text:style-name="Standard"/>
      <text:p text:style-name="Standard">Node Processing – Packet analysis at router</text:p>
      <text:p text:style-name="Standard">Queuing Delay- Waiting for the turn to be transmitted over the network</text:p>
      <text:p text:style-name="Standard">Propagation Rate – how fast information makes it from point A to point B</text:p>
      <text:p text:style-name="Standard">Processing Delay – Packet decision delay</text:p>
      <text:p text:style-name="Standard"/>
      <text:p text:style-name="Standard"/>
      <text:p text:style-name="Standard">Book Notes:</text:p>
      <text:p text:style-name="Standard"><text:tab/>L: # bits / packet</text:p>
      <text:p text:style-name="Standard"><text:tab/>R: transmission rate (bits / second)</text:p>
      <text:p text:style-name="Standard"><text:tab/>N-1: # of routers between source and destination</text:p>
      <text:p text:style-name="Standard"><text:tab/><text:tab/>(only concerned with wire lengths, not the routers themselves)</text:p>
      <text:p text:style-name="Standard"/>
      <text:p text:style-name="Standard">Example:</text:p>
      <text:p text:style-name="Standard"><text:tab/>Let a = average packets / second arriving at node.</text:p>
      <text:p text:style-name="Standard"/>
      <text:p text:style-name="Standard"><text:tab/>La<text:tab/><text:tab/>Bits/packet * packets/second<text:tab/><text:tab/>bits/second</text:p>
      <text:p text:style-name="Standard"><text:tab/>__<text:tab/>=<text:tab/>_______________________<text:tab/> <text:s text:c="3"/>=<text:tab/>_________<text:tab/>=<text:tab/><text:span text:style-name="T4">no units.</text:span><text:tab/></text:p>
      <text:p text:style-name="Standard"><text:tab/> R<text:tab/><text:tab/><text:tab/>bits/second<text:tab/><text:tab/><text:tab/>bits/second</text:p>
      <text:p text:style-name="Standard"/>
      <text:p text:style-name="P1">d<text:span text:style-name="T5">end-to-end</text:span> = N(d<text:span text:style-name="T5">prop</text:span> + d<text:span text:style-name="T5">trans</text:span> + d<text:span text:style-name="T5">prop</text:span> + d<text:span text:style-name="T5">queue</text:span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11T13:43:52</meta:creation-date>
    <dc:date>2012-09-11T14:06:23</dc:date>
    <dc:creator>Braden Licastro</dc:creator>
    <meta:editing-duration>PT7M1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8" meta:word-count="157" meta:character-count="932" meta:non-whitespace-character-count="768"/>
  </office:meta>
</office:document-meta>
</file>